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 mathvariant="italic">Bågen</mi>
            <mrow>
              <mi/>
              <mo stretchy="false">=</mo>
              <mi/>
            </mrow>
            <mn>2</mn>
            <mo stretchy="false">π</mo>
            <mi>r</mi>
            <mfrac>
              <mo stretchy="false">α</mo>
              <mn>360</mn>
            </mfrac>
            <mrow>
              <mi/>
              <mo stretchy="false">=</mo>
              <mi/>
            </mrow>
            <mi mathvariant="italic">vr</mi>
          </mrow>
        </mtd>
      </mtr>
      <mtr>
        <mtd>
          <mrow>
            <mi mathvariant="italic">Arean</mi>
            <mrow>
              <mi/>
              <mo stretchy="false">=</mo>
              <mi/>
            </mrow>
            <mo stretchy="false">π</mo>
            <msup>
              <mi>r</mi>
              <mn>2</mn>
            </msup>
            <mfrac>
              <mo stretchy="false">α</mo>
              <mn>360</mn>
            </mfrac>
            <mrow>
              <mi/>
              <mo stretchy="false">=</mo>
              <mi/>
            </mrow>
            <mfrac>
              <mi mathvariant="italic">br</mi>
              <mn>2</mn>
            </mfrac>
          </mrow>
        </mtd>
      </mtr>
      <mtr>
        <mtd>
          <mrow>
            <mo stretchy="false">α</mo>
            <mi/>
            <mi mathvariant="italic">är</mi>
            <mi mathvariant="italic">vinkeln</mi>
            <mi>i</mi>
            <mi mathvariant="italic">grader</mi>
          </mrow>
        </mtd>
      </mtr>
      <mtr>
        <mtd>
          <mrow>
            <mi>v</mi>
            <mi mathvariant="italic">är</mi>
            <mi mathvariant="italic">vinkeln</mi>
            <mi>i</mi>
            <mi mathvariant="italic">radianer</mi>
          </mrow>
        </mtd>
      </mtr>
    </mtable>
    <annotation encoding="StarMath 5.0">Bågen ~=~ 2{%pi}r {%alpha } over {360} ~=~ vr
newline 
Arean ~=~ %pi r^{2} {%alpha} over {360} ~=~ {br} over {2}
newline  
%alpha` är vinkeln i grader
newline 
v är vinkeln i radiane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